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05600004DEE000010BE786D6F6ABFB8E91D.wmf" manifest:media-type="image/x-wmf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Arial" svg:font-family="Arial"/>
    <style:font-face style:name="OpenSymbol" svg:font-family="OpenSymbol"/>
    <style:font-face style:name="Tahoma1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33cm" fo:margin-left="0.037cm" fo:margin-right="0.028cm" table:align="margins" style:writing-mode="lr-tb"/>
    </style:style>
    <style:style style:name="Tabela1.A" style:family="table-column">
      <style:table-column-properties style:column-width="2.432cm" style:rel-column-width="9417*"/>
    </style:style>
    <style:style style:name="Tabela1.B" style:family="table-column">
      <style:table-column-properties style:column-width="4.817cm" style:rel-column-width="18644*"/>
    </style:style>
    <style:style style:name="Tabela1.C" style:family="table-column">
      <style:table-column-properties style:column-width="3.321cm" style:rel-column-width="12855*"/>
    </style:style>
    <style:style style:name="Tabela1.D" style:family="table-column">
      <style:table-column-properties style:column-width="6.361cm" style:rel-column-width="24619*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a1.D1" style:family="table-cell">
      <style:table-cell-properties style:vertical-align="middle" fo:padding-left="0.191cm" fo:padding-right="0.191cm" fo:padding-top="0cm" fo:padding-bottom="0cm" fo:border="0.05pt solid #000000" style:writing-mode="lr-tb"/>
    </style:style>
    <style:style style:name="Tabela1.A2" style:family="table-cell">
      <style:table-cell-properties style:vertical-align="top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1.D2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Header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3" style:family="paragraph" style:parent-style-name="Footer">
      <style:paragraph-properties fo:margin-left="0cm" fo:margin-right="0.635cm" fo:text-indent="0cm" style:auto-text-indent="false" fo:padding-left="0cm" fo:padding-right="0cm" fo:padding-top="0.035cm" fo:padding-bottom="0cm" fo:border-left="none" fo:border-right="none" fo:border-top="0.51pt solid #000000" fo:border-bottom="none"/>
    </style:style>
    <style:style style:name="P4" style:family="paragraph" style:parent-style-name="PSPO_20_-_20_TABELA_20_-_20_Cabeçalho_20__2b__20_Arial_20_11_20_pt_20_Negrito">
      <style:paragraph-properties fo:text-align="center" style:justify-single-word="false" style:snap-to-layout-grid="false"/>
    </style:style>
    <style:style style:name="P5" style:family="paragraph" style:parent-style-name="PSPO_20_-_20_Texto_20_Item">
      <style:paragraph-properties fo:margin-left="0cm" fo:margin-right="0cm" fo:text-indent="0cm" style:auto-text-indent="false" style:snap-to-layout-grid="false"/>
      <style:text-properties style:language-asian="pt" style:country-asian="BR"/>
    </style:style>
    <style:style style:name="P6" style:family="paragraph" style:parent-style-name="PSPO_20_-_20_Texto_20_Item">
      <style:paragraph-properties fo:margin-left="0cm" fo:margin-right="0cm" fo:text-indent="0cm" style:auto-text-indent="false" style:snap-to-layout-grid="false"/>
      <style:text-properties officeooo:paragraph-rsid="0006f960" style:language-asian="pt" style:country-asian="BR"/>
    </style:style>
    <style:style style:name="P7" style:family="paragraph" style:parent-style-name="PSPO_20_-_20_Texto_20_Item">
      <style:paragraph-properties fo:margin-left="0cm" fo:margin-right="0cm" fo:text-indent="0cm" style:auto-text-indent="false" style:snap-to-layout-grid="false"/>
      <style:text-properties officeooo:rsid="0006f960" officeooo:paragraph-rsid="0006f960" style:language-asian="pt" style:country-asian="BR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justify" style:justify-single-word="false"/>
      <style:text-properties officeooo:paragraph-rsid="0016271e"/>
    </style:style>
    <style:style style:name="P10" style:family="paragraph" style:parent-style-name="Text_20_body">
      <style:paragraph-properties fo:margin-left="0cm" fo:margin-right="0cm" fo:margin-top="0cm" fo:margin-bottom="0.212cm" loext:contextual-spacing="false" fo:text-align="justify" style:justify-single-word="false" fo:text-indent="0.6cm" style:auto-text-indent="false"/>
      <style:text-properties fo:font-size="11pt"/>
    </style:style>
    <style:style style:name="P11" style:family="paragraph" style:parent-style-name="Text_20_body">
      <style:paragraph-properties fo:margin-left="0cm" fo:margin-right="0cm" fo:margin-top="0cm" fo:margin-bottom="0.212cm" loext:contextual-spacing="false" fo:text-align="justify" style:justify-single-word="false" fo:text-indent="0.6cm" style:auto-text-indent="false"/>
      <style:text-properties fo:font-size="11pt" officeooo:paragraph-rsid="0016271e"/>
    </style:style>
    <style:style style:name="P12" style:family="paragraph" style:parent-style-name="Text_20_body">
      <style:paragraph-properties fo:margin-left="0cm" fo:margin-right="0cm" fo:margin-top="0cm" fo:margin-bottom="0.212cm" loext:contextual-spacing="false" fo:text-align="justify" style:justify-single-word="false" fo:text-indent="0.6cm" style:auto-text-indent="false"/>
      <style:text-properties fo:font-size="11pt" officeooo:paragraph-rsid="0017af73"/>
    </style:style>
    <style:style style:name="P13" style:family="paragraph" style:parent-style-name="PSPO_20_-_20_CAPA">
      <style:paragraph-properties fo:text-align="center" style:justify-single-word="false"/>
      <style:text-properties fo:font-size="16pt" style:font-size-asian="16pt" style:font-size-complex="16pt"/>
    </style:style>
    <style:style style:name="P14" style:family="paragraph" style:parent-style-name="Text_20_body">
      <style:paragraph-properties fo:margin-left="0cm" fo:margin-right="0cm" fo:margin-top="0cm" fo:margin-bottom="0.212cm" loext:contextual-spacing="false" fo:text-align="justify" style:justify-single-word="false" fo:text-indent="0.6cm" style:auto-text-indent="false"/>
      <style:text-properties fo:font-size="11pt"/>
    </style:style>
    <style:style style:name="P15" style:family="paragraph" style:parent-style-name="Heading_20_2">
      <style:text-properties officeooo:paragraph-rsid="0016271e"/>
    </style:style>
    <style:style style:name="P16" style:family="paragraph" style:parent-style-name="Heading_20_1">
      <style:text-properties officeooo:paragraph-rsid="001436a1"/>
    </style:style>
    <style:style style:name="P17" style:family="paragraph" style:parent-style-name="Heading_20_1">
      <style:paragraph-properties fo:margin-top="0.423cm" fo:margin-bottom="0.212cm" loext:contextual-spacing="false" fo:break-before="page" fo:keep-with-next="always"/>
      <style:text-properties style:font-name="Arial1" fo:font-size="12pt" fo:font-weight="bold" style:font-name-asian="Arial Unicode MS" style:font-size-asian="16.1000003814697pt" style:font-weight-asian="bold" style:font-name-complex="Tahoma" style:font-size-complex="16.1000003814697pt" style:font-weight-complex="bold"/>
    </style:style>
    <style:style style:name="P18" style:family="paragraph" style:parent-style-name="Heading_20_3">
      <style:paragraph-properties fo:text-align="justify" style:justify-single-word="false"/>
    </style:style>
    <style:style style:name="P19" style:family="paragraph" style:parent-style-name="Heading_20_3">
      <style:paragraph-properties fo:text-align="justify" style:justify-single-word="false"/>
      <style:text-properties officeooo:paragraph-rsid="0016271e"/>
    </style:style>
    <style:style style:name="P20" style:family="paragraph" style:parent-style-name="Heading_20_3">
      <style:paragraph-properties fo:text-align="justify" style:justify-single-word="false"/>
      <style:text-properties officeooo:paragraph-rsid="0017af73"/>
    </style:style>
    <style:style style:name="P21" style:family="paragraph" style:parent-style-name="Heading_20_3">
      <style:paragraph-properties fo:text-align="justify" style:justify-single-word="false"/>
      <style:text-properties officeooo:paragraph-rsid="00198314"/>
    </style:style>
    <style:style style:name="P22" style:family="paragraph" style:parent-style-name="Heading_20_3">
      <style:paragraph-properties fo:text-align="justify" style:justify-single-word="false"/>
      <style:text-properties officeooo:rsid="0008fea7" officeooo:paragraph-rsid="0008fea7"/>
    </style:style>
    <style:style style:name="P23" style:family="paragraph" style:parent-style-name="Heading_20_3">
      <style:paragraph-properties fo:margin-left="0cm" fo:margin-right="0cm" fo:margin-top="0.199cm" fo:margin-bottom="0cm" loext:contextual-spacing="false" fo:text-align="justify" style:justify-single-word="false" fo:text-indent="0.6cm" style:auto-text-indent="false"/>
      <style:text-properties fo:font-size="11pt" fo:font-weight="normal" style:font-size-asian="14pt" style:font-weight-asian="bold" style:font-size-complex="14pt" style:font-weight-complex="bold"/>
    </style:style>
    <style:style style:name="P24" style:family="paragraph" style:parent-style-name="Heading_20_3">
      <style:paragraph-properties fo:margin-left="0cm" fo:margin-right="0cm" fo:margin-top="0.199cm" fo:margin-bottom="0cm" loext:contextual-spacing="false" fo:text-align="justify" style:justify-single-word="false" fo:text-indent="0.6cm" style:auto-text-indent="false"/>
      <style:text-properties fo:font-size="11pt" fo:font-weight="normal" officeooo:paragraph-rsid="0016271e" style:font-size-asian="14pt" style:font-weight-asian="bold" style:font-size-complex="14pt" style:font-weight-complex="bold"/>
    </style:style>
    <style:style style:name="P25" style:family="paragraph" style:parent-style-name="Heading_20_3">
      <style:paragraph-properties fo:margin-left="0cm" fo:margin-right="0cm" fo:margin-top="0.199cm" fo:margin-bottom="0cm" loext:contextual-spacing="false" fo:text-align="justify" style:justify-single-word="false" fo:text-indent="0.6cm" style:auto-text-indent="false"/>
      <style:text-properties officeooo:paragraph-rsid="0016271e"/>
    </style:style>
    <style:style style:name="P26" style:family="paragraph" style:parent-style-name="Heading_20_4">
      <style:text-properties officeooo:paragraph-rsid="000f7ff2"/>
    </style:style>
    <style:style style:name="P27" style:family="paragraph" style:parent-style-name="Heading_20_4">
      <style:text-properties officeooo:paragraph-rsid="000b41c0"/>
    </style:style>
    <style:style style:name="P28" style:family="paragraph" style:parent-style-name="Heading_20_4" style:list-style-name="L1">
      <style:paragraph-properties fo:margin-left="2.408cm" fo:margin-right="0cm" fo:margin-top="0.199cm" fo:margin-bottom="0cm" loext:contextual-spacing="false" fo:text-indent="0cm" style:auto-text-indent="false" fo:keep-with-next="always"/>
      <style:text-properties style:font-name="Arial1" fo:font-size="11pt" fo:font-style="normal" fo:font-weight="normal" officeooo:paragraph-rsid="000f7ff2" style:font-name-asian="Arial Unicode MS" style:font-size-asian="11.8999996185303pt" style:font-style-asian="italic" style:font-weight-asian="bold" style:font-name-complex="Tahoma" style:font-size-complex="11.8999996185303pt" style:font-style-complex="italic" style:font-weight-complex="bold"/>
    </style:style>
    <style:style style:name="P29" style:family="paragraph" style:parent-style-name="Heading_20_4" style:list-style-name="L2">
      <style:paragraph-properties fo:margin-left="2.408cm" fo:margin-right="0cm" fo:margin-top="0.199cm" fo:margin-bottom="0cm" loext:contextual-spacing="false" fo:text-indent="0cm" style:auto-text-indent="false"/>
      <style:text-properties officeooo:paragraph-rsid="000f7ff2"/>
    </style:style>
    <style:style style:name="P30" style:family="paragraph" style:parent-style-name="Heading_20_4" style:list-style-name="L2">
      <style:paragraph-properties fo:margin-left="2.408cm" fo:margin-right="0cm" fo:text-indent="0cm" style:auto-text-indent="false"/>
      <style:text-properties officeooo:paragraph-rsid="000cfdd5"/>
    </style:style>
    <style:style style:name="P31" style:family="paragraph" style:parent-style-name="List_20_1" style:list-style-name="L3">
      <style:paragraph-properties fo:margin-left="1cm" fo:margin-right="0cm" fo:margin-top="0cm" fo:margin-bottom="0.101cm" loext:contextual-spacing="false" fo:text-indent="0.499cm" style:auto-text-indent="false">
        <style:tab-stops/>
      </style:paragraph-properties>
      <style:text-properties fo:font-size="11pt"/>
    </style:style>
    <style:style style:name="P32" style:family="paragraph" style:parent-style-name="List_20_1" style:list-style-name="L4">
      <style:paragraph-properties fo:margin-left="1cm" fo:margin-right="0cm" fo:margin-top="0cm" fo:margin-bottom="0.101cm" loext:contextual-spacing="false" fo:text-indent="0.499cm" style:auto-text-indent="false">
        <style:tab-stops/>
      </style:paragraph-properties>
      <style:text-properties fo:font-size="11pt"/>
    </style:style>
    <style:style style:name="P33" style:family="paragraph" style:parent-style-name="List_20_1" style:list-style-name="L6">
      <style:paragraph-properties fo:margin-left="1cm" fo:margin-right="0cm" fo:margin-top="0cm" fo:margin-bottom="0.101cm" loext:contextual-spacing="false" fo:text-indent="0.499cm" style:auto-text-indent="false">
        <style:tab-stops/>
      </style:paragraph-properties>
      <style:text-properties fo:font-size="11pt" officeooo:paragraph-rsid="001336e7"/>
    </style:style>
    <style:style style:name="P34" style:family="paragraph" style:parent-style-name="List_20_1" style:list-style-name="L7">
      <style:paragraph-properties fo:margin-left="1cm" fo:margin-right="0cm" fo:margin-top="0cm" fo:margin-bottom="0.101cm" loext:contextual-spacing="false" fo:text-indent="0.499cm" style:auto-text-indent="false">
        <style:tab-stops/>
      </style:paragraph-properties>
      <style:text-properties fo:font-size="11pt"/>
    </style:style>
    <style:style style:name="P35" style:family="paragraph" style:parent-style-name="List_20_1" style:list-style-name="L8">
      <style:paragraph-properties fo:margin-left="1cm" fo:margin-right="0cm" fo:margin-top="0cm" fo:margin-bottom="0.101cm" loext:contextual-spacing="false" fo:text-indent="0.499cm" style:auto-text-indent="false">
        <style:tab-stops/>
      </style:paragraph-properties>
      <style:text-properties fo:font-size="11pt"/>
    </style:style>
    <style:style style:name="P36" style:family="paragraph" style:parent-style-name="List_20_1" style:list-style-name="L2">
      <style:paragraph-properties fo:margin-left="1cm" fo:margin-right="0cm" fo:margin-top="0cm" fo:margin-bottom="0.101cm" loext:contextual-spacing="false" fo:text-indent="0.499cm" style:auto-text-indent="false">
        <style:tab-stops/>
      </style:paragraph-properties>
      <style:text-properties fo:font-size="11pt"/>
    </style:style>
    <style:style style:name="P37" style:family="paragraph" style:parent-style-name="List_20_1" style:list-style-name="L2">
      <style:paragraph-properties fo:margin-left="1cm" fo:margin-right="0cm" fo:margin-top="0cm" fo:margin-bottom="0.101cm" loext:contextual-spacing="false" fo:text-indent="0.499cm" style:auto-text-indent="false">
        <style:tab-stops/>
      </style:paragraph-properties>
      <style:text-properties fo:font-size="11pt" officeooo:paragraph-rsid="001436a1"/>
    </style:style>
    <style:style style:name="P38" style:family="paragraph" style:parent-style-name="List_20_1" style:list-style-name="L3">
      <style:paragraph-properties fo:margin-left="1cm" fo:margin-right="0cm" fo:margin-top="0cm" fo:margin-bottom="0.101cm" loext:contextual-spacing="false" fo:text-indent="0.499cm" style:auto-text-indent="false">
        <style:tab-stops/>
      </style:paragraph-properties>
      <style:text-properties fo:font-size="11pt" officeooo:rsid="000cfdd5"/>
    </style:style>
    <style:style style:name="P39" style:family="paragraph" style:parent-style-name="List_20_1" style:list-style-name="L5">
      <style:paragraph-properties fo:margin-left="1cm" fo:margin-right="0cm" fo:margin-top="0cm" fo:margin-bottom="0.101cm" loext:contextual-spacing="false" fo:text-indent="0.499cm" style:auto-text-indent="false">
        <style:tab-stops/>
      </style:paragraph-properties>
    </style:style>
    <style:style style:name="P40" style:family="paragraph" style:parent-style-name="List_20_1" style:list-style-name="L6">
      <style:paragraph-properties fo:margin-left="1cm" fo:margin-right="0cm" fo:margin-top="0cm" fo:margin-bottom="0.101cm" loext:contextual-spacing="false" fo:text-indent="0.499cm" style:auto-text-indent="false">
        <style:tab-stops/>
      </style:paragraph-properties>
      <style:text-properties officeooo:paragraph-rsid="001336e7"/>
    </style:style>
    <style:style style:name="P41" style:family="paragraph" style:parent-style-name="Table_20_Contents">
      <style:paragraph-properties fo:text-align="justify" style:justify-single-word="false"/>
      <style:text-properties fo:font-size="11pt" style:font-size-asian="11pt" style:font-size-complex="11pt"/>
    </style:style>
    <style:style style:name="P42" style:family="paragraph" style:parent-style-name="Table_20_Contents">
      <style:paragraph-properties fo:text-align="justify" style:justify-single-word="false"/>
      <style:text-properties fo:font-size="11pt" officeooo:paragraph-rsid="001436a1" style:font-size-asian="11pt" style:font-size-complex="11pt"/>
    </style:style>
    <style:style style:name="P43" style:family="paragraph" style:parent-style-name="Table_20_Contents">
      <style:paragraph-properties fo:text-align="justify" style:justify-single-word="false"/>
      <style:text-properties fo:font-size="11pt" officeooo:rsid="001436a1" officeooo:paragraph-rsid="001436a1" style:font-size-asian="11pt" style:font-size-complex="11pt"/>
    </style:style>
    <style:style style:name="P44" style:family="paragraph" style:parent-style-name="Table_20_Heading">
      <style:text-properties fo:font-size="11pt" style:font-size-asian="11pt" style:font-size-complex="11pt"/>
    </style:style>
    <style:style style:name="T1" style:family="text">
      <style:text-properties fo:color="#0000ff" fo:font-size="8pt" fo:font-style="italic" style:font-size-asian="8pt" style:font-style-asian="italic" style:font-name-complex="Arial1" style:font-size-complex="8pt"/>
    </style:style>
    <style:style style:name="T2" style:family="text">
      <style:text-properties fo:font-size="8pt" style:font-size-asian="8pt" style:font-name-complex="Arial1" style:font-size-complex="8pt"/>
    </style:style>
    <style:style style:name="T3" style:family="text">
      <style:text-properties fo:font-size="11pt"/>
    </style:style>
    <style:style style:name="T4" style:family="text">
      <style:text-properties fo:font-size="11pt" fo:font-weight="normal" style:font-size-asian="14pt" style:font-weight-asian="bold" style:font-size-complex="14pt" style:font-weight-complex="bold"/>
    </style:style>
    <style:style style:name="T5" style:family="text">
      <style:text-properties fo:font-size="11pt" fo:font-weight="normal" officeooo:rsid="0016271e" style:font-size-asian="14pt" style:font-weight-asian="bold" style:font-size-complex="14pt" style:font-weight-complex="bold"/>
    </style:style>
    <style:style style:name="T6" style:family="text">
      <style:text-properties fo:font-size="11pt" officeooo:rsid="0011aede"/>
    </style:style>
    <style:style style:name="T7" style:family="text">
      <style:text-properties fo:font-size="11pt" fo:background-color="transparent" loext:char-shading-value="0"/>
    </style:style>
    <style:style style:name="T8" style:family="text">
      <style:text-properties fo:font-size="11pt" officeooo:rsid="0011aede" fo:background-color="transparent" loext:char-shading-value="0"/>
    </style:style>
    <style:style style:name="T9" style:family="text">
      <style:text-properties fo:font-size="11pt" officeooo:rsid="0016271e"/>
    </style:style>
    <style:style style:name="T10" style:family="text">
      <style:text-properties fo:font-size="11pt" officeooo:rsid="001436a1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7af73" style:font-weight-asian="normal" style:font-weight-complex="normal"/>
    </style:style>
    <style:style style:name="T13" style:family="text">
      <style:text-properties style:font-name="Arial1" fo:font-size="11pt" fo:font-style="normal" fo:font-weight="normal" officeooo:rsid="000b41c0" style:font-name-asian="Arial Unicode MS" style:font-size-asian="11.8999996185303pt" style:font-style-asian="italic" style:font-weight-asian="bold" style:font-name-complex="Tahoma" style:font-size-complex="11.8999996185303pt" style:font-style-complex="italic" style:font-weight-complex="bold"/>
    </style:style>
    <style:style style:name="T14" style:family="text">
      <style:text-properties style:font-name="Arial1" fo:font-size="11pt" fo:font-style="normal" fo:font-weight="normal" officeooo:rsid="000cfdd5" style:font-name-asian="Arial Unicode MS" style:font-size-asian="11.8999996185303pt" style:font-style-asian="italic" style:font-weight-asian="bold" style:font-name-complex="Tahoma" style:font-size-complex="11.8999996185303pt" style:font-style-complex="italic" style:font-weight-complex="bold"/>
    </style:style>
    <style:style style:name="T15" style:family="text">
      <style:text-properties style:font-name="Arial1" fo:font-size="11pt" fo:font-style="normal" fo:font-weight="normal" officeooo:rsid="000f7ff2" style:font-name-asian="Arial Unicode MS" style:font-size-asian="11.8999996185303pt" style:font-style-asian="italic" style:font-weight-asian="bold" style:font-name-complex="Tahoma" style:font-size-complex="11.8999996185303pt" style:font-style-complex="italic" style:font-weight-complex="bold"/>
    </style:style>
    <style:style style:name="T16" style:family="text">
      <style:text-properties officeooo:rsid="0006f960"/>
    </style:style>
    <style:style style:name="T17" style:family="text">
      <style:text-properties officeooo:rsid="0007acbd"/>
    </style:style>
    <style:style style:name="T18" style:family="text">
      <style:text-properties officeooo:rsid="0008fea7"/>
    </style:style>
    <style:style style:name="T19" style:family="text">
      <style:text-properties officeooo:rsid="000aeabe"/>
    </style:style>
    <style:style style:name="T20" style:family="text">
      <style:text-properties officeooo:rsid="000b41c0"/>
    </style:style>
    <style:style style:name="T21" style:family="text">
      <style:text-properties officeooo:rsid="000cfdd5"/>
    </style:style>
    <style:style style:name="T22" style:family="text">
      <style:text-properties officeooo:rsid="000e6562"/>
    </style:style>
    <style:style style:name="T23" style:family="text">
      <style:text-properties officeooo:rsid="000f7ff2"/>
    </style:style>
    <style:style style:name="T24" style:family="text">
      <style:text-properties officeooo:rsid="00107d89"/>
    </style:style>
    <style:style style:name="T25" style:family="text">
      <style:text-properties officeooo:rsid="0011aede"/>
    </style:style>
    <style:style style:name="T26" style:family="text">
      <style:text-properties officeooo:rsid="001436a1"/>
    </style:style>
    <style:style style:name="T27" style:family="text">
      <style:text-properties officeooo:rsid="0016271e"/>
    </style:style>
    <style:style style:name="T28" style:family="text">
      <style:text-properties officeooo:rsid="0017af73"/>
    </style:style>
    <style:style style:name="T29" style:family="text">
      <style:text-properties officeooo:rsid="00198314"/>
    </style:style>
    <style:style style:name="T30" style:family="text">
      <style:text-properties officeooo:rsid="001afee6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/>
        <style:text-properties style:font-name="StarSymbol"/>
      </text:list-level-style-bullet>
      <text:list-level-style-bullet text:level="2" text:style-name="Bullet_20_Symbols" text:bullet-char="◦">
        <style:list-level-properties/>
      </text:list-level-style-bullet>
      <text:list-level-style-bullet text:level="3" text:style-name="Bullet_20_Symbols" text:bullet-char="▪">
        <style:list-level-properties/>
      </text:list-level-style-bullet>
      <text:list-level-style-bullet text:level="4" text:style-name="Bullet_20_Symbols" text:bullet-char="•">
        <style:list-level-properties/>
      </text:list-level-style-bullet>
      <text:list-level-style-bullet text:level="5" text:style-name="Bullet_20_Symbols" text:bullet-char="◦">
        <style:list-level-properties/>
      </text:list-level-style-bullet>
      <text:list-level-style-bullet text:level="6" text:style-name="Bullet_20_Symbols" text:bullet-char="▪">
        <style:list-level-properties/>
      </text:list-level-style-bullet>
      <text:list-level-style-bullet text:level="7" text:style-name="Bullet_20_Symbols" text:bullet-char="•">
        <style:list-level-properties/>
      </text:list-level-style-bullet>
      <text:list-level-style-bullet text:level="8" text:style-name="Bullet_20_Symbols" text:bullet-char="◦">
        <style:list-level-properties/>
      </text:list-level-style-bullet>
      <text:list-level-style-bullet text:level="9" text:style-name="Bullet_20_Symbols" text:bullet-char="▪">
        <style:list-level-properties/>
      </text:list-level-style-bullet>
      <text:list-level-style-bullet text:level="10" text:style-name="Bullet_20_Symbols" text:bullet-char="•">
        <style:list-level-properties/>
      </text:list-level-style-bullet>
    </text:list-style>
    <text:list-style style:name="L2">
      <text:list-level-style-bullet text:level="1" text:style-name="Bullet_20_Symbols" text:bullet-char="•">
        <style:list-level-properties/>
        <style:text-properties style:font-name="StarSymbol"/>
      </text:list-level-style-bullet>
      <text:list-level-style-bullet text:level="2" text:style-name="Bullet_20_Symbols" text:bullet-char="◦">
        <style:list-level-properties/>
      </text:list-level-style-bullet>
      <text:list-level-style-bullet text:level="3" text:style-name="Bullet_20_Symbols" text:bullet-char="▪">
        <style:list-level-properties/>
      </text:list-level-style-bullet>
      <text:list-level-style-bullet text:level="4" text:style-name="Bullet_20_Symbols" text:bullet-char="•">
        <style:list-level-properties/>
      </text:list-level-style-bullet>
      <text:list-level-style-bullet text:level="5" text:style-name="Bullet_20_Symbols" text:bullet-char="◦">
        <style:list-level-properties/>
      </text:list-level-style-bullet>
      <text:list-level-style-bullet text:level="6" text:style-name="Bullet_20_Symbols" text:bullet-char="▪">
        <style:list-level-properties/>
      </text:list-level-style-bullet>
      <text:list-level-style-bullet text:level="7" text:style-name="Bullet_20_Symbols" text:bullet-char="•">
        <style:list-level-properties/>
      </text:list-level-style-bullet>
      <text:list-level-style-bullet text:level="8" text:style-name="Bullet_20_Symbols" text:bullet-char="◦">
        <style:list-level-properties/>
      </text:list-level-style-bullet>
      <text:list-level-style-bullet text:level="9" text:style-name="Bullet_20_Symbols" text:bullet-char="▪">
        <style:list-level-properties/>
      </text:list-level-style-bullet>
      <text:list-level-style-bullet text:level="10" text:style-name="Bullet_20_Symbols" text:bullet-char="•">
        <style:list-level-properties/>
      </text:list-level-style-bullet>
    </text:list-style>
    <text:list-style style:name="L3">
      <text:list-level-style-bullet text:level="1" text:style-name="Bullet_20_Symbols" text:bullet-char="•">
        <style:list-level-properties/>
        <style:text-properties style:font-name="StarSymbol"/>
      </text:list-level-style-bullet>
      <text:list-level-style-bullet text:level="2" text:style-name="Bullet_20_Symbols" text:bullet-char="◦">
        <style:list-level-properties/>
      </text:list-level-style-bullet>
      <text:list-level-style-bullet text:level="3" text:style-name="Bullet_20_Symbols" text:bullet-char="▪">
        <style:list-level-properties/>
      </text:list-level-style-bullet>
      <text:list-level-style-bullet text:level="4" text:style-name="Bullet_20_Symbols" text:bullet-char="•">
        <style:list-level-properties/>
      </text:list-level-style-bullet>
      <text:list-level-style-bullet text:level="5" text:style-name="Bullet_20_Symbols" text:bullet-char="◦">
        <style:list-level-properties/>
      </text:list-level-style-bullet>
      <text:list-level-style-bullet text:level="6" text:style-name="Bullet_20_Symbols" text:bullet-char="▪">
        <style:list-level-properties/>
      </text:list-level-style-bullet>
      <text:list-level-style-bullet text:level="7" text:style-name="Bullet_20_Symbols" text:bullet-char="•">
        <style:list-level-properties/>
      </text:list-level-style-bullet>
      <text:list-level-style-bullet text:level="8" text:style-name="Bullet_20_Symbols" text:bullet-char="◦">
        <style:list-level-properties/>
      </text:list-level-style-bullet>
      <text:list-level-style-bullet text:level="9" text:style-name="Bullet_20_Symbols" text:bullet-char="▪">
        <style:list-level-properties/>
      </text:list-level-style-bullet>
      <text:list-level-style-bullet text:level="10" text:style-name="Bullet_20_Symbols" text:bullet-char="•">
        <style:list-level-properties/>
      </text:list-level-style-bullet>
    </text:list-style>
    <text:list-style style:name="L4">
      <text:list-level-style-bullet text:level="1" text:style-name="Bullet_20_Symbols" text:bullet-char="•">
        <style:list-level-properties/>
        <style:text-properties style:font-name="StarSymbol"/>
      </text:list-level-style-bullet>
      <text:list-level-style-bullet text:level="2" text:style-name="Bullet_20_Symbols" text:bullet-char="◦">
        <style:list-level-properties/>
      </text:list-level-style-bullet>
      <text:list-level-style-bullet text:level="3" text:style-name="Bullet_20_Symbols" text:bullet-char="▪">
        <style:list-level-properties/>
      </text:list-level-style-bullet>
      <text:list-level-style-bullet text:level="4" text:style-name="Bullet_20_Symbols" text:bullet-char="•">
        <style:list-level-properties/>
      </text:list-level-style-bullet>
      <text:list-level-style-bullet text:level="5" text:style-name="Bullet_20_Symbols" text:bullet-char="◦">
        <style:list-level-properties/>
      </text:list-level-style-bullet>
      <text:list-level-style-bullet text:level="6" text:style-name="Bullet_20_Symbols" text:bullet-char="▪">
        <style:list-level-properties/>
      </text:list-level-style-bullet>
      <text:list-level-style-bullet text:level="7" text:style-name="Bullet_20_Symbols" text:bullet-char="•">
        <style:list-level-properties/>
      </text:list-level-style-bullet>
      <text:list-level-style-bullet text:level="8" text:style-name="Bullet_20_Symbols" text:bullet-char="◦">
        <style:list-level-properties/>
      </text:list-level-style-bullet>
      <text:list-level-style-bullet text:level="9" text:style-name="Bullet_20_Symbols" text:bullet-char="▪">
        <style:list-level-properties/>
      </text:list-level-style-bullet>
      <text:list-level-style-bullet text:level="10" text:style-name="Bullet_20_Symbols" text:bullet-char="•">
        <style:list-level-properties/>
      </text:list-level-style-bullet>
    </text:list-style>
    <text:list-style style:name="L5">
      <text:list-level-style-bullet text:level="1" text:style-name="Bullet_20_Symbols" text:bullet-char="•">
        <style:list-level-properties/>
        <style:text-properties style:font-name="StarSymbol"/>
      </text:list-level-style-bullet>
      <text:list-level-style-bullet text:level="2" text:style-name="Bullet_20_Symbols" text:bullet-char="◦">
        <style:list-level-properties/>
      </text:list-level-style-bullet>
      <text:list-level-style-bullet text:level="3" text:style-name="Bullet_20_Symbols" text:bullet-char="▪">
        <style:list-level-properties/>
      </text:list-level-style-bullet>
      <text:list-level-style-bullet text:level="4" text:style-name="Bullet_20_Symbols" text:bullet-char="•">
        <style:list-level-properties/>
      </text:list-level-style-bullet>
      <text:list-level-style-bullet text:level="5" text:style-name="Bullet_20_Symbols" text:bullet-char="◦">
        <style:list-level-properties/>
      </text:list-level-style-bullet>
      <text:list-level-style-bullet text:level="6" text:style-name="Bullet_20_Symbols" text:bullet-char="▪">
        <style:list-level-properties/>
      </text:list-level-style-bullet>
      <text:list-level-style-bullet text:level="7" text:style-name="Bullet_20_Symbols" text:bullet-char="•">
        <style:list-level-properties/>
      </text:list-level-style-bullet>
      <text:list-level-style-bullet text:level="8" text:style-name="Bullet_20_Symbols" text:bullet-char="◦">
        <style:list-level-properties/>
      </text:list-level-style-bullet>
      <text:list-level-style-bullet text:level="9" text:style-name="Bullet_20_Symbols" text:bullet-char="▪">
        <style:list-level-properties/>
      </text:list-level-style-bullet>
      <text:list-level-style-bullet text:level="10" text:style-name="Bullet_20_Symbols" text:bullet-char="•">
        <style:list-level-properties/>
      </text:list-level-style-bullet>
    </text:list-style>
    <text:list-style style:name="L6">
      <text:list-level-style-bullet text:level="1" text:style-name="Bullet_20_Symbols" text:bullet-char="•">
        <style:list-level-properties/>
        <style:text-properties style:font-name="StarSymbol"/>
      </text:list-level-style-bullet>
      <text:list-level-style-bullet text:level="2" text:style-name="Bullet_20_Symbols" text:bullet-char="◦">
        <style:list-level-properties/>
      </text:list-level-style-bullet>
      <text:list-level-style-bullet text:level="3" text:style-name="Bullet_20_Symbols" text:bullet-char="▪">
        <style:list-level-properties/>
      </text:list-level-style-bullet>
      <text:list-level-style-bullet text:level="4" text:style-name="Bullet_20_Symbols" text:bullet-char="•">
        <style:list-level-properties/>
      </text:list-level-style-bullet>
      <text:list-level-style-bullet text:level="5" text:style-name="Bullet_20_Symbols" text:bullet-char="◦">
        <style:list-level-properties/>
      </text:list-level-style-bullet>
      <text:list-level-style-bullet text:level="6" text:style-name="Bullet_20_Symbols" text:bullet-char="▪">
        <style:list-level-properties/>
      </text:list-level-style-bullet>
      <text:list-level-style-bullet text:level="7" text:style-name="Bullet_20_Symbols" text:bullet-char="•">
        <style:list-level-properties/>
      </text:list-level-style-bullet>
      <text:list-level-style-bullet text:level="8" text:style-name="Bullet_20_Symbols" text:bullet-char="◦">
        <style:list-level-properties/>
      </text:list-level-style-bullet>
      <text:list-level-style-bullet text:level="9" text:style-name="Bullet_20_Symbols" text:bullet-char="▪">
        <style:list-level-properties/>
      </text:list-level-style-bullet>
      <text:list-level-style-bullet text:level="10" text:style-name="Bullet_20_Symbols" text:bullet-char="•">
        <style:list-level-properties/>
      </text:list-level-style-bullet>
    </text:list-style>
    <text:list-style style:name="L7">
      <text:list-level-style-bullet text:level="1" text:style-name="Bullet_20_Symbols" text:bullet-char="•">
        <style:list-level-properties/>
        <style:text-properties style:font-name="StarSymbol"/>
      </text:list-level-style-bullet>
      <text:list-level-style-bullet text:level="2" text:style-name="Bullet_20_Symbols" text:bullet-char="◦">
        <style:list-level-properties/>
      </text:list-level-style-bullet>
      <text:list-level-style-bullet text:level="3" text:style-name="Bullet_20_Symbols" text:bullet-char="▪">
        <style:list-level-properties/>
      </text:list-level-style-bullet>
      <text:list-level-style-bullet text:level="4" text:style-name="Bullet_20_Symbols" text:bullet-char="•">
        <style:list-level-properties/>
      </text:list-level-style-bullet>
      <text:list-level-style-bullet text:level="5" text:style-name="Bullet_20_Symbols" text:bullet-char="◦">
        <style:list-level-properties/>
      </text:list-level-style-bullet>
      <text:list-level-style-bullet text:level="6" text:style-name="Bullet_20_Symbols" text:bullet-char="▪">
        <style:list-level-properties/>
      </text:list-level-style-bullet>
      <text:list-level-style-bullet text:level="7" text:style-name="Bullet_20_Symbols" text:bullet-char="•">
        <style:list-level-properties/>
      </text:list-level-style-bullet>
      <text:list-level-style-bullet text:level="8" text:style-name="Bullet_20_Symbols" text:bullet-char="◦">
        <style:list-level-properties/>
      </text:list-level-style-bullet>
      <text:list-level-style-bullet text:level="9" text:style-name="Bullet_20_Symbols" text:bullet-char="▪">
        <style:list-level-properties/>
      </text:list-level-style-bullet>
      <text:list-level-style-bullet text:level="10" text:style-name="Bullet_20_Symbols" text:bullet-char="•">
        <style:list-level-properties/>
      </text:list-level-style-bullet>
    </text:list-style>
    <text:list-style style:name="L8">
      <text:list-level-style-bullet text:level="1" text:style-name="Bullet_20_Symbols" text:bullet-char="•">
        <style:list-level-properties/>
        <style:text-properties style:font-name="StarSymbol"/>
      </text:list-level-style-bullet>
      <text:list-level-style-bullet text:level="2" text:style-name="Bullet_20_Symbols" text:bullet-char="◦">
        <style:list-level-properties/>
      </text:list-level-style-bullet>
      <text:list-level-style-bullet text:level="3" text:style-name="Bullet_20_Symbols" text:bullet-char="▪">
        <style:list-level-properties/>
      </text:list-level-style-bullet>
      <text:list-level-style-bullet text:level="4" text:style-name="Bullet_20_Symbols" text:bullet-char="•">
        <style:list-level-properties/>
      </text:list-level-style-bullet>
      <text:list-level-style-bullet text:level="5" text:style-name="Bullet_20_Symbols" text:bullet-char="◦">
        <style:list-level-properties/>
      </text:list-level-style-bullet>
      <text:list-level-style-bullet text:level="6" text:style-name="Bullet_20_Symbols" text:bullet-char="▪">
        <style:list-level-properties/>
      </text:list-level-style-bullet>
      <text:list-level-style-bullet text:level="7" text:style-name="Bullet_20_Symbols" text:bullet-char="•">
        <style:list-level-properties/>
      </text:list-level-style-bullet>
      <text:list-level-style-bullet text:level="8" text:style-name="Bullet_20_Symbols" text:bullet-char="◦">
        <style:list-level-properties/>
      </text:list-level-style-bullet>
      <text:list-level-style-bullet text:level="9" text:style-name="Bullet_20_Symbols" text:bullet-char="▪">
        <style:list-level-properties/>
      </text:list-level-style-bullet>
      <text:list-level-style-bullet text:level="10" text:style-name="Bullet_20_Symbols" text:bullet-char="•">
        <style:list-level-properties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abela de Histórico da Evolução do Documento</text:p>
      <text:p text:style-name="Estilo_20_PSPO_20_-_20_Texto_20_Item_20__2b__20_À_20_esquerda_3a__20__20_063_20_cm_20_Primeira_20_linha_3a__20__20_0...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4">Data</text:p>
          </table:table-cell>
          <table:table-cell table:style-name="Tabela1.A1" office:value-type="string">
            <text:p text:style-name="P4">Evento</text:p>
          </table:table-cell>
          <table:table-cell table:style-name="Tabela1.A1" office:value-type="string">
            <text:p text:style-name="P4">Versão</text:p>
          </table:table-cell>
          <table:table-cell table:style-name="Tabela1.D1" office:value-type="string">
            <text:p text:style-name="P4">Responsável</text:p>
          </table:table-cell>
        </table:table-row>
        <table:table-row table:style-name="Tabela1.1">
          <table:table-cell table:style-name="Tabela1.A2" office:value-type="string">
            <text:p text:style-name="P5">2<text:span text:style-name="T16">2</text:span>/09/201<text:span text:style-name="T16">7</text:span></text:p>
          </table:table-cell>
          <table:table-cell table:style-name="Tabela1.A2" office:value-type="string">
            <text:p text:style-name="P5">Elaboração da versão inicial do artefato.</text:p>
          </table:table-cell>
          <table:table-cell table:style-name="Tabela1.A2" office:value-type="string">
            <text:p text:style-name="P5">0.1</text:p>
          </table:table-cell>
          <table:table-cell table:style-name="Tabela1.D2" office:value-type="string">
            <text:p text:style-name="P7">Jhonatan Kolen</text:p>
          </table:table-cell>
        </table:table-row>
        <table:table-row table:style-name="Tabela1.1">
          <table:table-cell table:style-name="Tabela1.A2" office:value-type="string">
            <text:p text:style-name="P6">2<text:span text:style-name="T16">2</text:span>/09/201<text:span text:style-name="T16">7</text:span></text:p>
          </table:table-cell>
          <table:table-cell table:style-name="Tabela1.A2" office:value-type="string">
            <text:p text:style-name="P5">Criado atributo identificador GUID e fluxos de exceção para validá-lo.</text:p>
          </table:table-cell>
          <table:table-cell table:style-name="Tabela1.A2" office:value-type="string">
            <text:p text:style-name="P5">0.5</text:p>
          </table:table-cell>
          <table:table-cell table:style-name="Tabela1.D2" office:value-type="string">
            <text:p text:style-name="P7">Jhonatan Kolen</text:p>
          </table:table-cell>
        </table:table-row>
      </table:table>
      <text:p text:style-name="Estilo_20_PSPO_20_-_20_Texto_20_Item_20__2b__20_À_20_esquerda_3a__20__20_063_20_cm_20_Primeira_20_linha_3a__20__20_0..."/>
      <text:p text:style-name="Estilo_20_PSPO_20_-_20_Texto_20_Item_20__2b__20_À_20_esquerda_3a__20__20_063_20_cm_20_Primeira_20_linha_3a__20__20_0..."/>
      <text:p text:style-name="Estilo_20_PSPO_20_-_20_Texto_20_Item_20__2b__20_À_20_esquerda_3a__20__20_063_20_cm_20_Primeira_20_linha_3a__20__20_0..."/>
      <text:h text:style-name="P17" text:outline-level="1">INTRODUÇÃO</text:h>
      <text:p text:style-name="P8">A proposta deste documento é detalhar textualmente um caso de uso do sistema, sob o ponto de vista do usuário. Esse detalhamento descreve os cenários do caso de uso, representando um conjunto de passos que devem ser executados pelo sistema, com o objetivo de fazer com que tais ações se tornem claras e objetivas, possibilitando o completo entendimento do processo e das funcionalidades. </text:p>
      <text:h text:style-name="Heading_20_1" text:outline-level="1">ATORES</text:h>
      <text:p text:style-name="P8">Gestor Técnico – <text:span text:style-name="T17">Usuário administrador.</text:span></text:p>
      <text:h text:style-name="Heading_20_1" text:outline-level="1">RESUMO</text:h>
      <text:p text:style-name="P9">O objetivo do presente caso de uso é descrever o procedimento de manutenção (inclusão, alteração e exclusão) e consulta do cadastro de <text:span text:style-name="T17">grupos</text:span>. Os <text:span text:style-name="T9">grupos</text:span> terão suas versões distribuídas para os terminais das diversas agências da ECT que tiverem esses <text:span text:style-name="T9">grupos</text:span> instalados. Esse caso de uso é acionado quando o ator aciona “<text:span text:style-name="T17">Grupos</text:span>” do grupo de funcionalidades do <text:span text:style-name="T17">IMDeus</text:span>.</text:p>
      <text:h text:style-name="Heading_20_1" text:outline-level="1">PRÉ-CONDIÇÃO</text:h>
      <text:h text:style-name="Heading_20_2" text:outline-level="2">Externa</text:h>
      <text:p text:style-name="P8">O acesso ao <text:span text:style-name="T18">banco de dados </text:span>deverá estar disponível para a validação das permissões de acesso à funcionalidade.</text:p>
      <text:h text:style-name="Heading_20_2" text:outline-level="2">Interna</text:h>
      <text:p text:style-name="P8">O ator deverá ter permissão de acesso ao <text:span text:style-name="T18">IMDeus</text:span> configurada no sistema com o perfi<text:span text:style-name="T18">l de</text:span> <text:span text:style-name="T18">Usuário Administrador</text:span>, com acesso à funcionalidade “Consultar <text:span text:style-name="T18">Grupos</text:span>” (Regra de Negócio: <text:bookmark-start text:name="Perfis de Acesso ao MDV"/><text:a xlink:type="simple" xlink:href="#DRN" text:style-name="Internet_20_link" text:visited-style-name="Visited_20_Internet_20_Link">RN 9 - Perfis de Acesso ao </text:a><text:bookmark-end text:name="Perfis de Acesso ao MDV"/><text:a xlink:type="simple" xlink:href="#DRN" text:style-name="Internet_20_link" text:visited-style-name="Visited_20_Internet_20_Link"><text:span text:style-name="T30">I</text:span></text:a><text:span text:style-name="T30">MDeus</text:span>).</text:p>
      <text:h text:style-name="Heading_20_1" text:outline-level="1">FLUXO PRINCIPAL</text:h>
      <text:h text:style-name="P15" text:outline-level="2">Consultar <text:span text:style-name="T27">G</text:span><text:span text:style-name="T10">rupo</text:span></text:h>
      <text:h text:style-name="P18" text:outline-level="3">O ator aciona a opção “<text:span text:style-name="T18">Grupos</text:span>”;</text:h>
      <text:h text:style-name="P22" text:outline-level="3">O ator aciona a opção “Pesquisa<text:span text:style-name="T19">r</text:span>”</text:h>
      <text:h text:style-name="P18" text:outline-level="3"><text:bookmark-start text:name="FP O sistema recupera e exibe uma lista"/>O sistema realiza os seguintes passos:</text:h>
      <text:h text:style-name="P26" text:outline-level="4">Apresenta as seguintes informações <text:span text:style-name="T20">para uma pesquisa com filtros</text:span>:</text:h>
      <text:list xml:id="list403605117701205455" text:style-name="L1">
        <text:list-item>
          <text:list>
            <text:list-item>
              <text:list>
                <text:list-item>
                  <text:list>
                    <text:list-item>
                      <text:h text:style-name="P28" text:outline-level="4"><text:span text:style-name="T23">O primeiro combo será preenchido com todos os status grupos existentes</text:span>;</text:h>
                    </text:list-item>
                  </text:list>
                </text:list-item>
              </text:list>
            </text:list-item>
          </text:list>
        </text:list-item>
      </text:list>
      <text:list xml:id="list7904240321382198537" text:style-name="L2">
        <text:list-item>
          <text:list>
            <text:list-item>
              <text:list>
                <text:list-item>
                  <text:h text:style-name="P29" text:outline-level="4"><text:span text:style-name="T15">O segundo combo será preenchido com os grupos vinculados ao status grupo selecionado no como anterior</text:span><text:span text:style-name="T13">.</text:span></text:h>
                </text:list-item>
              </text:list>
            </text:list-item>
          </text:list>
        </text:list-item>
      </text:list>
      <text:h text:style-name="P27" text:outline-level="4">Recupera e exibe uma lista ordenada de maneira crescente pela Sigla com todos os <text:span text:style-name="T24">grupos</text:span> cadastrados. As seguintes informações serão exibidas:<text:bookmark-end text:name="FP O sistema recupera e exibe uma lista"/></text:h>
      <text:list xml:id="list175634534147636" text:continue-list="list7904240321382198537" text:style-name="L2">
        <text:list-item text:start-value="1">
          <text:h text:style-name="P30" text:outline-level="4" text:restart-numbering="true" text:start-value="1"><text:span text:style-name="T13">Status </text:span><text:span text:style-name="T14">g</text:span><text:span text:style-name="T13">rupo </text:span><text:span text:style-name="T14">nome</text:span>;</text:h>
        </text:list-item>
        <text:list-item>
          <text:h text:style-name="P30" text:outline-level="4"><text:span text:style-name="T14">G</text:span><text:span text:style-name="T13">rupo </text:span><text:span text:style-name="T14">nome</text:span>;</text:h>
        </text:list-item>
      </text:list>
      <text:h text:style-name="P18" text:outline-level="3">O sistema disponibiliza <text:span text:style-name="T24">um menu com</text:span> as opções “Novo” (Requisito Especial: <text:bookmark-start text:name="Permissão de Acesso por Funcionalidade"/><text:a xlink:type="simple" xlink:href="#RE Permissão de Acesso por Funcionalidade" text:style-name="Internet_20_link" text:visited-style-name="Visited_20_Internet_20_Link">Permissão de Acesso por Funcionalidade</text:a><text:bookmark-end text:name="Permissão de Acesso por Funcionalidade"/>), “<text:span text:style-name="T21">Pesquisar</text:span>”, “Cancelar”;</text:h>
      <text:h text:style-name="P18" text:outline-level="3"><text:bookmark-start text:name="O ator seleciona um aplicativo da lista"/>O ator seleciona um <text:span text:style-name="T21">grupo</text:span> da lista<text:bookmark-end text:name="O ator seleciona um aplicativo da lista"/>;</text:h>
      <text:h text:style-name="P18" text:outline-level="3"><text:soft-page-break/>o sistema exibe uma lista suspensa com as seguintes opções (Requisito Especial: <text:a xlink:type="simple" xlink:href="#RE Permissão de Acesso por Funcionalidade" text:style-name="Internet_20_link" text:visited-style-name="Visited_20_Internet_20_Link">Permissão de Acesso por Funcionalidade</text:a>):</text:h>
      <text:list xml:id="list384189236933450898" text:style-name="L3">
        <text:list-item>
          <text:list>
            <text:list-item>
              <text:list>
                <text:list-item>
                  <text:p text:style-name="P31">Alterar;</text:p>
                </text:list-item>
                <text:list-item>
                  <text:p text:style-name="P31">Excluir;</text:p>
                </text:list-item>
                <text:list-item>
                  <text:p text:style-name="P38">Enviar e-mail.</text:p>
                </text:list-item>
              </text:list>
            </text:list-item>
          </text:list>
        </text:list-item>
      </text:list>
      <text:h text:style-name="P18" text:outline-level="3">O caso de uso é encerrado.</text:h>
      <text:h text:style-name="Heading_20_1" text:outline-level="1"><text:s/>FLUXOS ALTERNATIVOS (FA)</text:h>
      <text:h text:style-name="Heading_20_2" text:outline-level="2"><text:bookmark-start text:name="FA Incluir Aplicativo"/><text:a xlink:type="simple" xlink:href="#Incluir Aplicativo" text:style-name="Internet_20_link" text:visited-style-name="Visited_20_Internet_20_Link">Incluir </text:a><text:bookmark-end text:name="FA Incluir Aplicativo"/><text:a xlink:type="simple" xlink:href="#Incluir Aplicativo" text:style-name="Internet_20_link" text:visited-style-name="Visited_20_Internet_20_Link"><text:span text:style-name="T22">G</text:span></text:a><text:span text:style-name="T22">rupo</text:span></text:h>
      <text:h text:style-name="P18" text:outline-level="3">No passo 5.1.6 do fluxo principal, caso o ator acione a opção “Novo”, o sistema disponibiliza (habilita) as opções “Salvar”, “Cancelar” e as seguintes informações para o ator preencher (Requisito Especial: <text:bookmark-start text:name="Comportamento para Inclusão e Alteração do Aplicativo"/><text:bookmark-start text:name="Comportamento para Inclusão"/><text:a xlink:type="simple" xlink:href="#RE Comportamento para Inclusão e Alteração do Aplicativo" text:style-name="Internet_20_link" text:visited-style-name="Visited_20_Internet_20_Link">Comportamento para Inclusão e Alteração do </text:a><text:bookmark-end text:name="Comportamento para Inclusão e Alteração do Aplicativo"/><text:bookmark-end text:name="Comportamento para Inclusão"/><text:a xlink:type="simple" xlink:href="#RE Comportamento para Inclusão e Alteração do Aplicativo" text:style-name="Internet_20_link" text:visited-style-name="Visited_20_Internet_20_Link"><text:span text:style-name="T27">G</text:span></text:a><text:span text:style-name="T27">rupo</text:span>):</text:h>
      <text:list xml:id="list1802585656512117240" text:style-name="L4">
        <text:list-item>
          <text:list>
            <text:list-item>
              <text:list>
                <text:list-item>
                  <text:p text:style-name="P32"><text:span text:style-name="T25">Status grupo</text:span> (Obrigatório);</text:p>
                </text:list-item>
              </text:list>
            </text:list-item>
          </text:list>
        </text:list-item>
      </text:list>
      <text:list xml:id="list5351682609176682117" text:style-name="L5">
        <text:list-item>
          <text:list>
            <text:list-item>
              <text:list>
                <text:list-item>
                  <text:p text:style-name="P39"><text:span text:style-name="T3">Nome </text:span><text:span text:style-name="T6">do grupo</text:span><text:span text:style-name="T3">(Obrigatório);</text:span></text:p>
                </text:list-item>
              </text:list>
            </text:list-item>
          </text:list>
        </text:list-item>
      </text:list>
      <text:h text:style-name="P24" text:outline-level="3"><text:bookmark-start text:name="FA O ator preenche as informações solicitadas e aciona a opção “Salvar”"/>O ator preenche as informações solicitadas e aciona a opção “Salvar” (Fluxo Alternativo: <text:bookmark-start text:name="Cancelar Inclusão ou Alteração de Aplicativo"/><text:a xlink:type="simple" xlink:href="#FA Cancelar Inclusão ou Alteração de Aplicativo" text:style-name="Internet_20_link" text:visited-style-name="Visited_20_Internet_20_Link">Cancelar Inclusão ou Alteração de </text:a><text:bookmark-end text:name="Cancelar Inclusão ou Alteração de Aplicativo"/><text:span text:style-name="T26">grupo</text:span>);<text:bookmark-end text:name="FA O ator preenche as informações solicitadas e aciona a opção “Salvar”"/></text:h>
      <text:h text:style-name="P24" text:outline-level="3">O sistema valida as informações preenchidas pelo ator e registra o novo <text:span text:style-name="T26">grupo</text:span> (Fluxos de Exceção: <text:bookmark-start text:name="Informações Obrigatórias Não Preenchidas"/><text:a xlink:type="simple" xlink:href="#FE Informações Obrigatórias Não Preenchidas" text:style-name="Internet_20_link" text:visited-style-name="Visited_20_Internet_20_Link">Informações Obrigatórias Não Preenchidas</text:a><text:bookmark-end text:name="Informações Obrigatórias Não Preenchidas"/>, <text:bookmark-start text:name="Nome do Aplicativo Duplicado"/><text:a xlink:type="simple" xlink:href="#FE Nome do Aplicativo Duplicado" text:style-name="Internet_20_link" text:visited-style-name="Visited_20_Internet_20_Link">Nome do </text:a><text:a xlink:type="simple" xlink:href="#FE Nome do Aplicativo Duplicado" text:style-name="Internet_20_link" text:visited-style-name="Visited_20_Internet_20_Link"><text:span text:style-name="T26">grupo</text:span></text:a><text:a xlink:type="simple" xlink:href="#FE Nome do Aplicativo Duplicado" text:style-name="Internet_20_link" text:visited-style-name="Visited_20_Internet_20_Link"> Duplicado</text:a><text:bookmark-end text:name="Nome do Aplicativo Duplicado"/>, <text:bookmark-start text:name="Sigla do Aplicativo Duplicada"/><text:a xlink:type="simple" xlink:href="#FE Sigla do Aplicativo Duplicado" text:style-name="Internet_20_link" text:visited-style-name="Visited_20_Internet_20_Link">Sigla do </text:a><text:a xlink:type="simple" xlink:href="#FE Sigla do Aplicativo Duplicado" text:style-name="Internet_20_link" text:visited-style-name="Visited_20_Internet_20_Link"><text:span text:style-name="T26">grupo</text:span></text:a><text:a xlink:type="simple" xlink:href="#FE Sigla do Aplicativo Duplicado" text:style-name="Internet_20_link" text:visited-style-name="Visited_20_Internet_20_Link"> Duplicada</text:a><text:bookmark-end text:name="Sigla do Aplicativo Duplicada"/>, <text:bookmark-start text:name="Identificador GUID Inválido"/><text:a xlink:type="simple" xlink:href="#FE Identificador GUID Inválido" text:style-name="Internet_20_link" text:visited-style-name="Visited_20_Internet_20_Link">Identificador GUID Inválido</text:a><text:bookmark-end text:name="Identificador GUID Inválido"/>, <text:bookmark-start text:name="Mais de um Aplicativo com o Indicador Agente Marcado"/><text:a xlink:type="simple" xlink:href="#FE Mais de um Aplicativo com o Indicador Agente Marcado" text:style-name="Internet_20_link" text:visited-style-name="Visited_20_Internet_20_Link">Mais de um </text:a><text:a xlink:type="simple" xlink:href="#FE Mais de um Aplicativo com o Indicador Agente Marcado" text:style-name="Internet_20_link" text:visited-style-name="Visited_20_Internet_20_Link"><text:span text:style-name="T26">grupo</text:span></text:a><text:a xlink:type="simple" xlink:href="#FE Mais de um Aplicativo com o Indicador Agente Marcado" text:style-name="Internet_20_link" text:visited-style-name="Visited_20_Internet_20_Link"> com o Indicador Agente Marcado</text:a><text:bookmark-end text:name="Mais de um Aplicativo com o Indicador Agente Marcado"/> e <text:bookmark-start text:name="Identificador GUID Duplicado"/><text:a xlink:type="simple" xlink:href="#FE Identificador GUID Duplicado" text:style-name="Internet_20_link" text:visited-style-name="Visited_20_Internet_20_Link">Identificador GUID Duplicado</text:a><text:bookmark-end text:name="Identificador GUID Duplicado"/>);</text:h>
      <text:h text:style-name="P24" text:outline-level="3">O sistema exibe a mensagem “ <text:span text:style-name="T26">grupo</text:span> incluído com sucesso!”;</text:h>
      <text:h text:style-name="P24" text:outline-level="3">O sistema limpa as informações do <text:span text:style-name="T26">grupo</text:span> preenchidas pelo ator, atualiza a lista de <text:span text:style-name="T27">grupos</text:span> e torna as opções “Salvar” e “Cancelar” indisponíveis (desabilita);</text:h>
      <text:h text:style-name="P24" text:outline-level="3">O caso de uso retorna ao passo 5.1.2, onde <text:a xlink:type="simple" xlink:href="#FP O sistema recupera e exibe uma lista" text:style-name="Internet_20_link" text:visited-style-name="Visited_20_Internet_20_Link">o sistema exibe a lista de </text:a><text:a xlink:type="simple" xlink:href="#FP O sistema recupera e exibe uma lista" text:style-name="Internet_20_link" text:visited-style-name="Visited_20_Internet_20_Link"><text:span text:style-name="T27">grupos</text:span></text:a><text:a xlink:type="simple" xlink:href="#FP O sistema recupera e exibe uma lista" text:style-name="Internet_20_link" text:visited-style-name="Visited_20_Internet_20_Link"> atualizada</text:a>.</text:h>
      <text:h text:style-name="P15" text:outline-level="2"><text:bookmark-start text:name="FA Alterar Aplicativo"/><text:a xlink:type="simple" xlink:href="#Alterar Aplicativo" text:style-name="Internet_20_link" text:visited-style-name="Visited_20_Internet_20_Link">Alterar </text:a><text:bookmark-end text:name="FA Alterar Aplicativo"/><text:s/><text:span text:style-name="T27">G</text:span><text:span text:style-name="T10">rupo</text:span></text:h>
      <text:h text:style-name="P19" text:outline-level="3">No passo 5.1.6 do fluxo principal, caso o ator acione a opção “Alterar”, o sistema disponibiliza (habilita) as opções “Salvar” e “Cancelar”, recupera, exibe e disponibiliza para alteração as seguintes informações do <text:span text:style-name="T10">grupo</text:span> selecionado (Requisito Especial: <text:bookmark-start text:name="Comportamento para Alteração"/><text:a xlink:type="simple" xlink:href="#RE Comportamento para Inclusão e Alteração do Aplicativo" text:style-name="Internet_20_link" text:visited-style-name="Visited_20_Internet_20_Link">Comportamento para Inclusão e Alteração</text:a><text:bookmark-end text:name="Comportamento para Alteração"/>):</text:h>
      <text:list xml:id="list9031797492126247302" text:style-name="L6">
        <text:list-item>
          <text:list>
            <text:list-item>
              <text:list>
                <text:list-item>
                  <text:p text:style-name="P33"><text:span text:style-name="T25">Status grupo</text:span> (Obrigatório);</text:p>
                </text:list-item>
                <text:list-item>
                  <text:p text:style-name="P40"><text:span text:style-name="T7">Nome </text:span><text:span text:style-name="T8">do grupo</text:span><text:span text:style-name="T7">(Obrigatório);</text:span></text:p>
                </text:list-item>
              </text:list>
            </text:list-item>
          </text:list>
        </text:list-item>
      </text:list>
      <text:h text:style-name="P23" text:outline-level="3"><text:bookmark-start text:name="FA O ator altera as informações que desejar e aciona a opção “Salvar”"/>O ator altera as informações que desejar e aciona a opção “Salvar”<text:bookmark-end text:name="FA O ator altera as informações que desejar e aciona a opção “Salvar”"/> (Fluxo Alternativo: <text:a xlink:type="simple" xlink:href="#FA Cancelar Inclusão ou Alteração de Aplicativo" text:style-name="Internet_20_link" text:visited-style-name="Visited_20_Internet_20_Link">Cancelar Inclusão ou Alteração de Aplicativo</text:a>);</text:h>
      <text:h text:style-name="P23" text:outline-level="3">O sistema valida as informações preenchidas pelo ator e alterar o registro do aplicativo (Fluxos de Exceção: <text:bookmark-start text:name="Informações Obrigatórias Não Preenchidas1"/><text:a xlink:type="simple" xlink:href="#FE Informações Obrigatórias Não Preenchidas" text:style-name="Internet_20_link" text:visited-style-name="Visited_20_Internet_20_Link">Informações Obrigatórias Não Preenchidas</text:a><text:bookmark-end text:name="Informações Obrigatórias Não Preenchidas1"/>, <text:a xlink:type="simple" xlink:href="#FE Mais de um Aplicativo com o Indicador Agente Marcado" text:style-name="Internet_20_link" text:visited-style-name="Visited_20_Internet_20_Link">Mais de um Aplicativo com o Indicador Agente Marcado</text:a> e <text:bookmark-start text:name="Nome do Aplicativo Duplicado1"/><text:a xlink:type="simple" xlink:href="#FE Nome do Aplicativo Duplicado" text:style-name="Internet_20_link" text:visited-style-name="Visited_20_Internet_20_Link">Nome do Aplicativo Duplicado</text:a><text:bookmark-end text:name="Nome do Aplicativo Duplicado1"/>);</text:h>
      <text:h text:style-name="P24" text:outline-level="3">O sistema exibe a mensagem “<text:span text:style-name="T27">Grupo</text:span> alterado com sucesso!”;</text:h>
      <text:h text:style-name="P24" text:outline-level="3">O sistema limpa as informações do <text:span text:style-name="T26">grupo</text:span> alterado pelo ator, atualiza a lista de <text:span text:style-name="T27">grupos</text:span> e torna as opções “Salvar” e “Cancelar” indisponíveis (desabilita);</text:h>
      <text:h text:style-name="P24" text:outline-level="3">O caso de uso retorna ao passo 5.1.2, onde <text:a xlink:type="simple" xlink:href="#FP O sistema recupera e exibe uma lista" text:style-name="Internet_20_link" text:visited-style-name="Visited_20_Internet_20_Link">o sistema exibe a lista de </text:a><text:a xlink:type="simple" xlink:href="#FP O sistema recupera e exibe uma lista" text:style-name="Internet_20_link" text:visited-style-name="Visited_20_Internet_20_Link"><text:span text:style-name="T27">grupos</text:span></text:a><text:a xlink:type="simple" xlink:href="#FP O sistema recupera e exibe uma lista" text:style-name="Internet_20_link" text:visited-style-name="Visited_20_Internet_20_Link"> atualizada</text:a>.</text:h>
      <text:h text:style-name="P15" text:outline-level="2"><text:bookmark-start text:name="FA Excluir Aplicativo"/><text:a xlink:type="simple" xlink:href="#Excluir Aplicativo" text:style-name="Internet_20_link" text:visited-style-name="Visited_20_Internet_20_Link">Excluir</text:a><text:bookmark-end text:name="FA Excluir Aplicativo"/><text:a xlink:type="simple" xlink:href="#Excluir Aplicativo" text:style-name="Internet_20_link" text:visited-style-name="Visited_20_Internet_20_Link"> </text:a><text:a xlink:type="simple" xlink:href="#Excluir Aplicativo" text:style-name="Internet_20_link" text:visited-style-name="Visited_20_Internet_20_Link"><text:span text:style-name="T9">G</text:span></text:a><text:span text:style-name="T9">rupo</text:span></text:h>
      <text:h text:style-name="P18" text:outline-level="3">No passo 5.1.6 do fluxo principal, caso o ator acione a opção “Excluir”, o sistema exibe a mensagem “O <text:span text:style-name="T28">Grupo</text:span> selecionado será excluído. Confirma a operação?” e solicita confirmação do ator;</text:h>
      <text:h text:style-name="P20" text:outline-level="3"><text:soft-page-break/>O ator confirma a exclusão do <text:span text:style-name="T10">grupo</text:span> (Fluxo Alternativo: <text:bookmark-start text:name="Cancelar Exclusão de Aplicativo"/><text:a xlink:type="simple" xlink:href="#FA Cancelar Exclusão de Aplicativo" text:style-name="Internet_20_link" text:visited-style-name="Visited_20_Internet_20_Link"><text:span text:style-name="T11">Cancelar Exclusão de </text:span></text:a><text:bookmark-end text:name="Cancelar Exclusão de Aplicativo"/><text:a xlink:type="simple" xlink:href="#FA Cancelar Exclusão de Aplicativo" text:style-name="Internet_20_link" text:visited-style-name="Visited_20_Internet_20_Link"><text:span text:style-name="T12">G</text:span></text:a><text:span text:style-name="T12">rupo</text:span>);</text:h>
      <text:h text:style-name="P20" text:outline-level="3">O sistema verifica se o <text:span text:style-name="T10">grupo</text:span> selecionado pode ser excluído (Fluxo de exceção: <text:bookmark-start text:name="Exclusão do Aplicativo Não Permitida"/><text:a xlink:type="simple" xlink:href="#FE Exclusão Aplicativo Não Permitida" text:style-name="Internet_20_link" text:visited-style-name="Visited_20_Internet_20_Link">Exclusão do </text:a><text:a xlink:type="simple" xlink:href="#FE Exclusão Aplicativo Não Permitida" text:style-name="Internet_20_link" text:visited-style-name="Visited_20_Internet_20_Link"><text:span text:style-name="T28">Grupo</text:span></text:a><text:a xlink:type="simple" xlink:href="#FE Exclusão Aplicativo Não Permitida" text:style-name="Internet_20_link" text:visited-style-name="Visited_20_Internet_20_Link"> Não Permitida</text:a><text:bookmark-end text:name="Exclusão do Aplicativo Não Permitida"/>);</text:h>
      <text:h text:style-name="P20" text:outline-level="3">O sistema exclui o registro do <text:span text:style-name="T10">grupo</text:span>, atualiza a lista de <text:span text:style-name="T9">grupos</text:span> existentes e exibe a mensagem “<text:span text:style-name="T28">Grupo</text:span> excluído com sucesso!”;</text:h>
      <text:h text:style-name="P25" text:outline-level="3"><text:span text:style-name="T4">O caso de uso retorna ao passo 5.1.2, onde </text:span><text:a xlink:type="simple" xlink:href="#FP O sistema recupera e exibe uma lista" text:style-name="Internet_20_link" text:visited-style-name="Visited_20_Internet_20_Link"><text:span text:style-name="T4">o sistema exibe a lista de </text:span></text:a><text:a xlink:type="simple" xlink:href="#FP O sistema recupera e exibe uma lista" text:style-name="Internet_20_link" text:visited-style-name="Visited_20_Internet_20_Link"><text:span text:style-name="T5">grupos</text:span></text:a><text:a xlink:type="simple" xlink:href="#FP O sistema recupera e exibe uma lista" text:style-name="Internet_20_link" text:visited-style-name="Visited_20_Internet_20_Link"><text:span text:style-name="T4"> atualizada</text:span></text:a><text:span text:style-name="T4">.</text:span></text:h>
      <text:h text:style-name="Heading_20_2" text:outline-level="2"><text:bookmark-start text:name="FA Cancelar Exclusão de Aplicativo"/><text:a xlink:type="simple" xlink:href="#Cancelar Exclusão de Aplicativo" text:style-name="Internet_20_link" text:visited-style-name="Visited_20_Internet_20_Link">Cancelar Exclusão de Aplicativo</text:a><text:bookmark-end text:name="FA Cancelar Exclusão de Aplicativo"/></text:h>
      <text:h text:style-name="P18" text:outline-level="3">No passo 6.4.2 do fluxo alternativo “6.4 Excluir Aplicativo”, caso o ator não confirme a exclusão do aplicativo, o sistema não realiza a exclusão do aplicativo selecionado;</text:h>
      <text:h text:style-name="P23" text:outline-level="3">O caso de uso retorna ao passo 5.1.4, onde <text:a xlink:type="simple" xlink:href="#O ator seleciona um aplicativo da lista" text:style-name="Internet_20_link" text:visited-style-name="Visited_20_Internet_20_Link">o ator seleciona um aplicativo da lista</text:a>.</text:h>
      <text:h text:style-name="Heading_20_2" text:outline-level="2"><text:bookmark-start text:name="FA Cancelar Inclusão ou Alteração de Aplicativo"/><text:a xlink:type="simple" xlink:href="#Cancelar Inclusão ou Alteração de Aplicativo" text:style-name="Internet_20_link" text:visited-style-name="Visited_20_Internet_20_Link">Cancelar Inclusão ou Alteração de Aplicativo</text:a><text:bookmark-end text:name="FA Cancelar Inclusão ou Alteração de Aplicativo"/></text:h>
      <text:h text:style-name="P18" text:outline-level="3">No passo 6.1.2 do fluxo alternativo “6.1 Incluir Aplicativo”, ou no passo 6.3.2 do fluxo alternativo “6.3 Alterar Aplicativo”, caso o ator acione a opção “Cancelar”, </text:h>
      <text:h text:style-name="P24" text:outline-level="3">O sistema limpa as informações do aplicativo preenchidas pelo ator, atualiza a lista de <text:span text:style-name="T27">grupos</text:span> e torna as opções “Salvar” e “Cancelar” indisponíveis (desabilita);</text:h>
      <text:h text:style-name="P24" text:outline-level="3">O caso de uso retorna ao passo 5.1.2, onde <text:a xlink:type="simple" xlink:href="#FP O sistema recupera e exibe uma lista" text:style-name="Internet_20_link" text:visited-style-name="Visited_20_Internet_20_Link">o sistema exibe a lista de </text:a><text:a xlink:type="simple" xlink:href="#FP O sistema recupera e exibe uma lista" text:style-name="Internet_20_link" text:visited-style-name="Visited_20_Internet_20_Link"><text:span text:style-name="T27">grupos</text:span></text:a><text:a xlink:type="simple" xlink:href="#FP O sistema recupera e exibe uma lista" text:style-name="Internet_20_link" text:visited-style-name="Visited_20_Internet_20_Link"> atualizada</text:a>.</text:h>
      <text:h text:style-name="Heading_20_1" text:outline-level="1"><text:s/>FLUXOS DE EXCEÇÃO (FE)</text:h>
      <text:h text:style-name="Heading_20_2" text:outline-level="2"><text:bookmark-start text:name="FE Informações Obrigatórias Não Preenchidas"/><text:a xlink:type="simple" xlink:href="#Informações Obrigatórias Não Preenchidas" text:style-name="Internet_20_link" text:visited-style-name="Visited_20_Internet_20_Link">Informações Obrigatórias Não Preenchidas</text:a><text:bookmark-end text:name="FE Informações Obrigatórias Não Preenchidas"/></text:h>
      <text:h text:style-name="P21" text:outline-level="3">No passo 6.1.3 do fluxo alternativo “6.1 Incluir <text:span text:style-name="T29">Grupo</text:span>”, ou no passo 6.3.3 do fluxo alternativo “6.3 Alterar <text:span text:style-name="T29">Grupo</text:span>”, caso o ator tenha deixado de preencher alguma das informações obrigatórias, o sistema exibe a mensagem “O &lt;Título da Informação Obrigatória Não Preenchida&gt; é obrigatório!”;</text:h>
      <text:h text:style-name="P18" text:outline-level="3">O caso de uso retorna ao seguinte passo:</text:h>
      <text:list xml:id="list7230265551665735513" text:style-name="L7">
        <text:list-item>
          <text:list>
            <text:list-item>
              <text:list>
                <text:list-item>
                  <text:p text:style-name="P34">6.1.2, onde <text:a xlink:type="simple" xlink:href="#FA O ator preenche as informações solicitadas e aciona a opção “Salvar”" text:style-name="Internet_20_link" text:visited-style-name="Visited_20_Internet_20_Link">o ator preenche as informações solicitadas e aciona a opção “Salvar”</text:a>, caso oriundo do passo 6.1.3;</text:p>
                </text:list-item>
                <text:list-item>
                  <text:p text:style-name="P34">6.3.2, onde <text:a xlink:type="simple" xlink:href="#FA O ator altera as informações que desejar e aciona a opção “Salvar”" text:style-name="Internet_20_link" text:visited-style-name="Visited_20_Internet_20_Link">o ator alterar as informações que desejar e aciona a opção “Salvar”</text:a>, caso oriundo do passo 6.3.3.</text:p>
                </text:list-item>
              </text:list>
            </text:list-item>
          </text:list>
        </text:list-item>
      </text:list>
      <text:h text:style-name="Heading_20_2" text:outline-level="2"><text:bookmark-start text:name="FE Nome do Aplicativo Duplicado"/><text:a xlink:type="simple" xlink:href="#Nome do Aplicativo Duplicado" text:style-name="Internet_20_link" text:visited-style-name="Visited_20_Internet_20_Link">Nome do </text:a><text:a xlink:type="simple" xlink:href="#Nome do Aplicativo Duplicado" text:style-name="Internet_20_link" text:visited-style-name="Visited_20_Internet_20_Link"><text:span text:style-name="T29">Grupo</text:span></text:a><text:a xlink:type="simple" xlink:href="#Nome do Aplicativo Duplicado" text:style-name="Internet_20_link" text:visited-style-name="Visited_20_Internet_20_Link"> Duplicado</text:a><text:bookmark-end text:name="FE Nome do Aplicativo Duplicado"/></text:h>
      <text:h text:style-name="P21" text:outline-level="3">No passo 6.1.3 do fluxo alternativo “6.1 Incluir <text:span text:style-name="T29">Grupo</text:span>”, ou no passo 6.3.3 do fluxo alternativo “6.3 Alterar <text:span text:style-name="T29">Grupo</text:span>”, caso o ator tenha informado o Nome do <text:span text:style-name="T29">grupo</text:span>, mas já exista no cadastro um <text:span text:style-name="T29">grupo</text:span> com o mesmo nome, o sistema exibe a mensagem “Nome do <text:span text:style-name="T29">grupo </text:span>duplicado!”;</text:h>
      <text:h text:style-name="P18" text:outline-level="3">O caso de uso retorna ao seguinte passo:</text:h>
      <text:list xml:id="list775678279401870398" text:style-name="L8">
        <text:list-item>
          <text:list>
            <text:list-item>
              <text:list>
                <text:list-item>
                  <text:p text:style-name="P35">6.1.2, onde <text:a xlink:type="simple" xlink:href="#FA O ator preenche as informações solicitadas e aciona a opção “Salvar”" text:style-name="Internet_20_link" text:visited-style-name="Visited_20_Internet_20_Link">o ator preenche as informações solicitadas e aciona a opção “Salvar”</text:a>, caso oriundo do passo 6.1.3;</text:p>
                </text:list-item>
                <text:list-item>
                  <text:p text:style-name="P35">6.3.2, onde <text:a xlink:type="simple" xlink:href="#FA O ator altera as informações que desejar e aciona a opção “Salvar”" text:style-name="Internet_20_link" text:visited-style-name="Visited_20_Internet_20_Link">o ator alterar as informações que desejar e aciona a opção “Salvar”</text:a>, caso oriundo do passo 6.3.3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Arial" svg:font-family="Arial"/>
    <style:font-face style:name="OpenSymbol" svg:font-family="OpenSymbol"/>
    <style:font-face style:name="Tahoma1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Arial Unicode MS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loext:contextual-spacing="false" fo:text-indent="0.6cm" style:auto-text-indent="false"/>
      <style:text-properties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Title" style:next-style-name="Heading_20_2" style:auto-update="true" style:default-outline-level="1" style:class="text">
      <style:text-properties fo:font-size="1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Heading_20_3" style:auto-update="true" style:default-outline-level="2" style:class="text">
      <style:paragraph-properties fo:text-align="justify" style:justify-single-word="false"/>
      <style:text-properties fo:font-size="12pt" fo:font-style="normal" fo:font-weight="bold" style:font-size-asian="12pt" style:font-style-asian="italic" style:font-weight-asian="bold" style:font-size-complex="12pt" style:font-style-complex="italic" style:font-weight-complex="bold"/>
    </style:style>
    <style:style style:name="Heading_20_3" style:display-name="Heading 3" style:family="paragraph" style:parent-style-name="Text_20_body" style:default-outline-level="3" style:class="text">
      <style:paragraph-properties fo:margin-top="0.199cm" fo:margin-bottom="0cm" loext:contextual-spacing="false"/>
      <style:text-properties fo:font-size="11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margin-left="1cm" fo:margin-right="0cm" fo:margin-top="0.199cm" fo:margin-bottom="0cm" loext:contextual-spacing="false" fo:text-indent="0cm" style:auto-text-indent="false"/>
      <style:text-properties fo:font-size="11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List_20_1" style:display-name="List 1" style:family="paragraph" style:parent-style-name="Text_20_body" style:class="list">
      <style:paragraph-properties fo:margin-left="1cm" fo:margin-right="0cm" fo:margin-top="0cm" fo:margin-bottom="0.101cm" loext:contextual-spacing="false" fo:text-indent="0.499cm" style:auto-text-indent="false">
        <style:tab-stops/>
      </style:paragraph-properties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Contents_20_Heading" style:display-name="Contents Heading" style:family="paragraph" style:parent-style-name="Title" style:class="index">
      <style:paragraph-properties fo:margin-left="0cm" fo:margin-right="0cm" fo:text-align="center" style:justify-single-word="false" fo:text-indent="0cm" style:auto-text-indent="false" text:number-lines="false" text:line-number="0">
        <style:tab-stops/>
      </style:paragraph-properties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SPO_5f_Capa" style:display-name="PSPO_Capa" style:family="paragraph" style:parent-style-name="Standard" style:class="text">
      <style:paragraph-properties fo:text-align="end" style:justify-single-word="false">
        <style:tab-stops/>
      </style:paragraph-properties>
      <style:text-properties fo:font-size="20pt" fo:font-weight="bold"/>
    </style:style>
    <style:style style:name="PSPO_5f_Capa_5f_Versão" style:display-name="PSPO_Capa_Versão" style:family="paragraph" style:parent-style-name="PSPO_5f_Capa" style:class="text">
      <style:text-properties fo:font-size="16pt" fo:font-weight="normal"/>
    </style:style>
    <style:style style:name="PSPO_20_-_20_Texto_20_Item" style:display-name="PSPO - Texto Item" style:family="paragraph" style:parent-style-name="Standard">
      <style:paragraph-properties fo:margin-left="0cm" fo:margin-right="0cm" fo:text-align="justify" style:justify-single-word="false" fo:hyphenation-ladder-count="no-limit" fo:text-indent="0.616cm" style:auto-text-indent="false"/>
      <style:text-properties fo:font-size="11pt" style:font-size-asian="11pt" style:font-size-complex="11pt" fo:hyphenate="true" fo:hyphenation-remain-char-count="2" fo:hyphenation-push-char-count="2"/>
    </style:style>
    <style:style style:name="Estilo_20_PSPO_20_-_20_Texto_20_Item_20__2b__20_À_20_esquerda_3a__20__20_063_20_cm_20_Primeira_20_linha_3a__20__20_0..." style:display-name="Estilo PSPO - Texto Item + À esquerda:  063 cm Primeira linha:  0..." style:family="paragraph" style:parent-style-name="PSPO_20_-_20_Texto_20_Item">
      <style:paragraph-properties fo:margin-left="0cm" fo:margin-right="0cm" fo:text-indent="0.616cm" style:auto-text-indent="false"/>
      <style:text-properties style:font-size-complex="10pt"/>
    </style:style>
    <style:style style:name="Capa_5f_corpo" style:display-name="Capa_corpo" style:family="paragraph" style:parent-style-name="Standard"/>
    <style:style style:name="PSPO_20_-_20_CAPA" style:display-name="PSPO - CAPA" style:family="paragraph" style:parent-style-name="Capa_5f_corpo">
      <style:paragraph-properties fo:text-align="end" style:justify-single-word="false"/>
      <style:text-properties fo:font-size="20pt" fo:font-weight="bold" style:font-size-asian="20pt" style:font-weight-asian="bold" style:font-weight-complex="bold"/>
    </style:style>
    <style:style style:name="PSPO_20_-_20_TABELA_20_-_20_Cabeçalho_20__2b__20_Arial_20_11_20_pt_20_Negrito" style:display-name="PSPO - TABELA - Cabeçalho + Arial 11 pt Negrito" style:family="paragraph" style:parent-style-name="Standard">
      <style:paragraph-properties fo:hyphenation-ladder-count="no-limit"/>
      <style:text-properties fo:font-size="11pt" fo:font-weight="bold" style:font-size-asian="11pt" style:font-weight-asian="bold" style:font-size-complex="12pt" style:font-weight-complex="bold" fo:hyphenate="tru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none" fo:country="none" style:text-underline-style="solid" style:text-underline-width="auto" style:text-underline-color="font-color" style:language-asian="none" style:country-asian="none" style:language-complex="none" style:country-complex="none"/>
    </style:style>
    <style:style style:name="Visited_20_Internet_20_Link" style:display-name="Visited Internet Link" style:family="text">
      <style:text-properties fo:color="#800000" fo:language="none" fo:country="none" style:text-underline-style="solid" style:text-underline-width="auto" style:text-underline-color="font-color" style:language-asian="none" style:country-asian="none" style:language-complex="none" style:country-complex="none"/>
    </style:style>
    <style:style style:name="Fonte_20_parág._20_padrão" style:display-name="Fonte parág. padrão" style:family="text"/>
    <style:style style:name="PSPO_20_-_20_Entrada_20_Informação" style:display-name="PSPO - Entrada Informação" style:family="text" style:parent-style-name="Fonte_20_parág._20_padrão">
      <style:text-properties fo:color="#0000ff" style:font-name="Arial1" fo:font-family="Arial" style:font-family-generic="swiss" style:font-pitch="variable" fo:font-size="11pt" fo:font-style="italic" style:font-size-asian="11pt" style:font-style-asian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/>
      </text:outline-level-style>
      <text:outline-level-style text:level="2" text:style-name="Numbering_20_Symbols" style:num-prefix=" " style:num-suffix=" " style:num-format="1" text:display-levels="2">
        <style:list-level-properties/>
      </text:outline-level-style>
      <text:outline-level-style text:level="3" text:style-name="Numbering_20_Symbols" style:num-prefix=" " style:num-suffix=" " style:num-format="1" text:display-levels="3">
        <style:list-level-properties/>
      </text:outline-level-style>
      <text:outline-level-style text:level="4" text:style-name="Numbering_20_Symbols" style:num-prefix=" " style:num-suffix=" " style:num-format="1" text:display-levels="4">
        <style:list-level-properties/>
      </text:outline-level-style>
      <text:outline-level-style text:level="5" text:style-name="Numbering_20_Symbols" style:num-prefix=" " style:num-suffix=" " style:num-format="1" text:display-levels="5">
        <style:list-level-properties/>
      </text:outline-level-style>
      <text:outline-level-style text:level="6" text:style-name="Numbering_20_Symbols" style:num-prefix=" " style:num-suffix=" " style:num-format="1" text:display-levels="6">
        <style:list-level-properties/>
      </text:outline-level-style>
      <text:outline-level-style text:level="7" text:style-name="Numbering_20_Symbols" style:num-prefix=" " style:num-suffix=" " style:num-format="1" text:display-levels="7">
        <style:list-level-properties/>
      </text:outline-level-style>
      <text:outline-level-style text:level="8" text:style-name="Numbering_20_Symbols" style:num-prefix=" " style:num-suffix=" " style:num-format="1" text:display-levels="8">
        <style:list-level-properties/>
      </text:outline-level-style>
      <text:outline-level-style text:level="9" text:style-name="Numbering_20_Symbols" style:num-prefix=" " style:num-suffix=" " style:num-format="1" text:display-levels="9">
        <style:list-level-properties/>
      </text:outline-level-style>
      <text:outline-level-style text:level="10" text:style-name="Numbering_20_Symbols" style:num-prefix=" " style:num-suffix=" " style:num-format="1" text:display-levels="10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fo:margin-left="0.011cm" fo:margin-right="0.028cm" table:align="margins" style:writing-mode="lr-tb"/>
    </style:style>
    <style:style style:name="Tabela6.A" style:family="table-column">
      <style:table-column-properties style:rel-column-width="16460*"/>
    </style:style>
    <style:style style:name="Tabela6.B" style:family="table-column">
      <style:table-column-properties style:rel-column-width="49075*"/>
    </style:style>
    <style:style style:name="Tabela6.1" style:family="table-row">
      <style:table-row-properties style:min-row-height="0.926cm" fo:keep-together="auto"/>
    </style:style>
    <style:style style:name="Tabela6.A1" style:family="table-cell">
      <style:table-cell-properties style:vertical-align="top" fo:padding="0.097cm" fo:border-left="none" fo:border-right="none" fo:border-top="none" fo:border-bottom="0.05pt solid #000000" style:writing-mode="lr-tb"/>
    </style:style>
    <style:style style:name="MP1" style:family="paragraph" style:parent-style-name="Table_20_Contents">
      <style:paragraph-properties style:snap-to-layout-grid="false"/>
    </style:style>
    <style:style style:name="MP2" style:family="paragraph" style:parent-style-name="Header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MP3" style:family="paragraph" style:parent-style-name="Footer">
      <style:paragraph-properties fo:margin-left="0cm" fo:margin-right="0.635cm" fo:text-indent="0cm" style:auto-text-indent="false" fo:padding-left="0cm" fo:padding-right="0cm" fo:padding-top="0.035cm" fo:padding-bottom="0cm" fo:border-left="none" fo:border-right="none" fo:border-top="0.51pt solid #000000" fo:border-bottom="none"/>
    </style:style>
    <style:style style:name="MT1" style:family="text">
      <style:text-properties fo:color="#0000ff" fo:font-size="8pt" fo:font-style="italic" style:font-size-asian="8pt" style:font-style-asian="italic" style:font-name-complex="Arial1" style:font-size-complex="8pt"/>
    </style:style>
    <style:style style:name="MT2" style:family="text">
      <style:text-properties fo:font-size="8pt" style:font-size-asian="8pt" style:font-name-complex="Arial1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01cm" fo:margin-bottom="0.801cm" fo:margin-left="2cm" fo:margin-right="2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7cm" fo:margin-left="0cm" fo:margin-right="0cm" fo:margin-top="0.601cm" style:dynamic-spacing="true"/>
      </style:footer-style>
    </style:page-layout>
  </office:automatic-styles>
  <office:master-styles>
    <style:master-page style:name="Standard" style:page-layout-name="Mpm1"/>
    <style:master-page style:name="Converter_20_1" style:display-name="Converter 1" style:page-layout-name="Mpm2">
      <style:header>
        <table:table table:name="Tabela6" table:style-name="Tabela6">
          <table:table-column table:style-name="Tabela6.A"/>
          <table:table-column table:style-name="Tabela6.B"/>
          <table:table-header-rows>
            <table:table-row table:style-name="Tabela6.1">
              <table:table-cell table:style-name="Tabela6.A1" office:value-type="string">
                <text:p text:style-name="MP1"><draw:frame draw:style-name="Mfr1" draw:name="figura2" text:anchor-type="as-char" svg:width="4.149cm" svg:height="0.894cm" draw:z-index="0"><draw:image xlink:href="Pictures/2000005600004DEE000010BE786D6F6ABFB8E91D.wmf" xlink:type="simple" xlink:show="embed" xlink:actuate="onLoad"/></draw:frame></text:p>
              </table:table-cell>
              <table:table-cell table:style-name="Tabela6.A1" office:value-type="string">
                <text:p text:style-name="MP2">Nome do aplicativoAnexo 08 - Especificação de Caso de Uso de Sistema - Versão 1.0.04</text:p>
              </table:table-cell>
            </table:table-row>
          </table:table-header-rows>
        </table:table>
        <text:p text:style-name="MP2"/>
      </style:header>
      <style:footer>
        <text:p text:style-name="MP3"><text:file-name text:display="name-and-extension">UCD_IMDEUS_MANTER_GRUPOS.odt</text:file-name><text:span text:style-name="MT1"> <text:s text:c="128"/></text:span><text:span text:style-name="MT2">pág. </text:span><text:span text:style-name="MT2"><text:page-number text:select-page="current">0</text:page-number></text:span><text:span text:style-name="MT2"> / </text:span><text:span text:style-name="MT2"><text:page-count style:num-format="1"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1$Windows_x86 LibreOffice_project/c43cb650e9c145b181321ea547d38296db70f36e</meta:generator>
    <meta:creation-date>2010-08-02T08:37:23</meta:creation-date>
    <dc:date>2017-09-25T17:56:32.711000000</dc:date>
    <dc:language>pt-BR</dc:language>
    <meta:editing-cycles>313</meta:editing-cycles>
    <meta:editing-duration>P9DT16H28M37S</meta:editing-duration>
    <meta:document-statistic meta:table-count="2" meta:image-count="1" meta:object-count="0" meta:page-count="4" meta:paragraph-count="88" meta:word-count="1176" meta:character-count="7505" meta:non-whitespace-character-count="6245"/>
    <meta:user-defined meta:name="Info 1"/>
    <meta:user-defined meta:name="Info 2"/>
    <meta:user-defined meta:name="Info 3"/>
    <meta:user-defined meta:name="Info 4"/>
  </office:meta>
</office:document-meta>
</file>